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margin-left="0in" fo:margin-right="0in" fo:margin-top="0.0138in" fo:margin-bottom="0in" loext:contextual-spacing="false" fo:line-height="100%" fo:text-indent="0.5in" style:auto-text-indent="false"/>
    </style:style>
    <style:style style:name="P3" style:family="paragraph" style:parent-style-name="Standard">
      <style:paragraph-properties fo:margin-top="0.0138in" fo:margin-bottom="0in" loext:contextual-spacing="false" fo:line-height="100%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.5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 style:list-style-name="WWNum3">
      <style:paragraph-properties fo:margin-left="1in" fo:margin-right="0in" fo:text-indent="-0.25in" style:auto-text-indent="false"/>
    </style:style>
    <style:style style:name="P8" style:family="paragraph" style:parent-style-name="Standard" style:list-style-name="WWNum4">
      <style:paragraph-properties fo:margin-left="1in" fo:margin-right="0in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text-indent="-0.25in" style:auto-text-indent="false"/>
    </style:style>
    <style:style style:name="P11" style:family="paragraph" style:parent-style-name="Standard" style:list-style-name="WWNum5">
      <style:paragraph-properties fo:margin-left="1in" fo:margin-right="0in" fo:text-indent="-0.25in" style:auto-text-indent="false"/>
    </style:style>
    <style:style style:name="P12" style:family="paragraph" style:parent-style-name="Standard">
      <style:paragraph-properties fo:margin-left="1in" fo:margin-right="0in" fo:text-indent="0.5in" style:auto-text-indent="false"/>
    </style:style>
    <style:style style:name="P13" style:family="paragraph" style:parent-style-name="Standard">
      <style:paragraph-properties fo:margin-left="0in" fo:margin-right="0in" fo:text-indent="0.5in" style:auto-text-indent="false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Fundamentals of Microscopy workshop</text:span></text:p>
      <text:p text:style-name="Standard"><text:span text:style-name="T2">Session 2: What is an Image? Image capture, composition and basic analysis.</text:span></text:p>
      <text:p text:style-name="Standard">Ved Sharma, Bio-Imaging Resource Center</text:p>
      <text:p text:style-name="Standard">2/26/2026</text:p>
      <text:p text:style-name="Standard"/>
      <text:p text:style-name="Standard">Hands-on activity:</text:p>
      <text:p text:style-name="P1">This session requires attendees to bring their laptop with ImageJ/Fiji installed.</text:p>
      <text:p text:style-name="Standard"><text:tab/></text:p>
      <text:p text:style-name="P3">Following sample images will be provided:</text:p>
      <text:p text:style-name="P3"><text:tab/>hela-cells.tif (Fiji sample image)</text:p>
      <text:p text:style-name="P3"><text:tab/>Rat_Hippocampal_Neuron.tif (Fiji sample image)</text:p>
      <text:p text:style-name="P3"><text:tab/>mitosis.tif (Fiji sample image)</text:p>
      <text:p text:style-name="P3"><text:tab/>Dot_Blot.tif (Fiji sample image)</text:p>
      <text:p text:style-name="P2">MEF_phalloidin.tif </text:p>
      <text:p text:style-name="Standard"/>
      <text:p text:style-name="Standard"><text:span text:style-name="T2">1. ImageJ/Fiji user interface </text:span>(Time: 30 min)</text:p>
      <text:p text:style-name="P4">Open HeLa cells sample image</text:p>
      <text:p text:style-name="P4"/>
      <text:p text:style-name="P4">Step 1: Use Search bar to split channels. You should now have three images, one for each channel.</text:p>
      <text:p text:style-name="P4"/>
      <text:p text:style-name="P4"><text:soft-page-break/>Step 2: Tile images (Window &gt; Tile)</text:p>
      <text:p text:style-name="P4"/>
      <text:p text:style-name="P4">Step 3: Synchronize all three images: Analyze &gt; Tools &gt; Synchronize Windows</text:p>
      <text:p text:style-name="P5">Choose the “Freehand selection” tool and draw a region-of-interest (ROI) around a cell in the green channel. This ROI should automatically appear in the red channel. Click on the red channel image window title. Press M to measure cell intensity. </text:p>
      <text:p text:style-name="P4"><text:s/></text:p>
      <text:p text:style-name="P4">Step 4: practice moving ROIs around (from one image to the other)</text:p>
      <text:p text:style-name="P4"><text:s text:c="4"/>• Synchronize Windows</text:p>
      <text:p text:style-name="P4"><text:s text:c="4"/>• Edit › Selection › Restore Selection (Shift+E)</text:p>
      <text:p text:style-name="P4"><text:s text:c="8"/>◦ draw an ROI in one image. Click on another image and press Shift+E to transfer the ROI.</text:p>
      <text:p text:style-name="P4"><text:s text:c="4"/>• ROI Manager</text:p>
      <text:p text:style-name="P4"><text:s text:c="8"/>◦ Open ROI Manager by pressing T (or go to: Analyze › Tools › ROI Manager…)</text:p>
      <text:p text:style-name="P4"><text:s text:c="8"/>◦ draw an ROI in one image and press T to add it to the ROI Manager. </text:p>
      <text:p text:style-name="P4"><text:s text:c="8"/>◦ Click on another image and select the ROI in the ROI Manager to copy it over.</text:p>
      <text:p text:style-name="P4"><text:s text:c="10"/></text:p>
      <text:p text:style-name="P4">Step 5: Using Control panel (Plugins &gt; Utilities &gt; Control Panel…)</text:p>
      <text:p text:style-name="P5">Use case: to change the LUT of an image</text:p>
      <text:p text:style-name="P5"><text:s text:c="4"/>• Open Control panel: Plugins &gt; Utilities &gt; Control Panel…</text:p>
      <text:p text:style-name="P6"><text:s text:c="4"/>• Navigate to Image &gt; Lookup Tables</text:p>
      <text:p text:style-name="P6"><text:s text:c="4"/>• Select Channel 1 image and click on Magenta in the Control panel</text:p>
      <text:p text:style-name="P6"><text:s text:c="4"/>• Select Channel 3 image and click on Cyan in the Control panel</text:p>
      <text:p text:style-name="P6"><text:s text:c="4"/>• Try other LUTs such as “mpl-viridis”</text:p>
      <text:p text:style-name="P4"><text:soft-page-break/></text:p>
      <text:p text:style-name="P4">Step 6: Shortcuts</text:p>
      <text:p text:style-name="P4"><text:s text:c="4"/>• in-built: look around in the Fiji menu. E.g. Ctrl+Shift+D to duplicate and image</text:p>
      <text:p text:style-name="P4"><text:s text:c="8"/>◦ No need to press Ctrl (default)</text:p>
      <text:p text:style-name="P4"><text:s text:c="4"/>• <text:s/>Shortcuts custom</text:p>
      <text:p text:style-name="P4"><text:s text:c="8"/>◦ Plugins &gt; Shortcuts &gt; Add Shortcut…</text:p>
      <text:p text:style-name="P4"><text:s text:c="8"/>◦ add F11 to open HeLa Cells image</text:p>
      <text:p text:style-name="P4"><text:s text:c="4"/>• Right click options – make all three channels gray</text:p>
      <text:p text:style-name="P4"><text:s text:c="8"/>◦ right click &gt; Startup Macros… to add</text:p>
      <text:p text:style-name="P4"><text:s text:c="4"/>• <text:a xlink:type="simple" xlink:href="https://figshare.com/articles/dataset/Custom_toolbars_and_mini_applications_with_Action_Bar/3397603" text:style-name="ListLabel_20_46" text:visited-style-name="ListLabel_20_46"><text:span text:style-name="T3">Action Bar plugin</text:span></text:a> (optional, time-permitting)</text:p>
      <text:p text:style-name="Standard"/>
      <text:p text:style-name="Standard"><text:span text:style-name="T2">2. Opening images – file formats (</text:span>Time: 15 min)</text:p>
      <text:p text:style-name="P4">Native formats: TIFF, JPEG, PNG, DICOM etc.</text:p>
      <text:list xml:id="list4011506371" text:style-name="WWNum3">
        <text:list-item>
          <text:p text:style-name="P7">drag and drop</text:p>
        </text:list-item>
      </text:list>
      <text:p text:style-name="P4">Non-native formats: - CZI, ND2, OME-TIFF etc.</text:p>
      <text:list xml:id="list2738483398" text:style-name="WWNum4">
        <text:list-item>
          <text:p text:style-name="P8">need Bio-Formats Importer plugin (in-built in Fiji)</text:p>
        </text:list-item>
      </text:list>
      <text:p text:style-name="P4"/>
      <text:p text:style-name="P4"><text:span text:style-name="T5">Working with large images</text:span></text:p>
      <text:p text:style-name="P4">The theoretical maximum size for a Java array is Integer.MAX_VALUE (2,147,483,647 elements) =&gt; ~ 2 gigapixel limit =&gt; ~ 2GB 8-bit grayscale TIFF images</text:p>
      <text:p text:style-name="P4"/>
      <text:p text:style-name="P4">Open large images using <text:span text:style-name="T5">Virtual stacks</text:span></text:p>
      <text:p text:style-name="P4"><text:soft-page-break/>- disk resident (as opposed to RAM resident). Read-only so changes made to the pixel data are not saved. </text:p>
      <text:p text:style-name="P4">- Drag and drop on the &gt;&gt; icon.</text:p>
      <text:p text:style-name="P4">- Import &gt; Image Sequence…</text:p>
      <text:p text:style-name="P4">- Import &gt; TIFF Virtual Stack</text:p>
      <text:p text:style-name="P4">- Bio-Formats Importer</text:p>
      <text:p text:style-name="P4"/>
      <text:p text:style-name="P4">Show some of the above option on the light sheet image stitched.tif (~ 50 GB, not provided)</text:p>
      <text:p text:style-name="P4"/>
      <text:p text:style-name="P4">Bio-Formats - crop on import option</text:p>
      <text:p text:style-name="P4"><text:s text:c="4"/>crop: z 800-900; x 1400, y 1200; width and height 200</text:p>
      <text:p text:style-name="P4"/>
      <text:p text:style-name="P4">Opening large images with different resolutions (pyramidal data)</text:p>
      <text:p text:style-name="P4">Lymph node image: “LN Uninvolved P6.qptiff” (1.6 GB, not provided)</text:p>
      <text:p text:style-name="P4">Using Bio-Formats Importer, open resolution #5 and check out different channels</text:p>
      <text:p text:style-name="Standard"/>
      <text:p text:style-name="Standard"/>
      <text:p text:style-name="Standard"><text:span text:style-name="T2">3. Understanding image metadata</text:span> (Time: 5 min)</text:p>
      <text:p text:style-name="P4">Open image: mitosis.tif</text:p>
      <text:p text:style-name="P4">Check metadata under Image &gt; Properties</text:p>
      <text:p text:style-name="P4"/>
      <text:p text:style-name="P4">For image: LN Uninvolved P6.qptiff</text:p>
      <text:p text:style-name="P4"><text:soft-page-break/>use Bio-Formats Importer “Metadata only” option</text:p>
      <text:p text:style-name="P4"><text:s text:c="4"/>search for “Objective”, “Filter”, “Compression”</text:p>
      <text:p text:style-name="Standard"/>
      <text:p text:style-name="Standard"><text:span text:style-name="T2">4. Displaying images</text:span> (Time: 15 min)</text:p>
      <text:p text:style-name="P4">Open image: MEF_Phalloidin_staining.tif</text:p>
      <text:p text:style-name="P4">Generate 6 different versions shown in the lecture</text:p>
      <text:list xml:id="list3453917466" text:style-name="WWNum2">
        <text:list-item>
          <text:p text:style-name="P9">Duplicate image 6 times. Tile windows.</text:p>
        </text:list-item>
      </text:list>
      <text:list xml:id="list2287494633" text:style-name="WWNum1">
        <text:list-item>
          <text:p text:style-name="P10">Brightness/Contrast, Histogram, LUT, bit-depth</text:p>
        </text:list-item>
      </text:list>
      <text:p text:style-name="P4"/>
      <text:p text:style-name="P4">How to put scale bar on images</text:p>
      <text:p text:style-name="P4"><text:tab/>Open image: MEF_Phalloidin_staining.tif</text:p>
      <text:p text:style-name="P5">Analyze &gt; Tools &gt; Scale Bar…</text:p>
      <text:p text:style-name="P4">How to copy scale bar from one image to the other</text:p>
      <text:p text:style-name="P4"><text:tab/>Open image: MEF_Phalloidin_staining.tif</text:p>
      <text:p text:style-name="P4"><text:tab/>Duplicate image and remove scale: Analyze &gt; Set Scale &gt; Remove scale</text:p>
      <text:p text:style-name="P4"><text:tab/>Select first image, then Analyze &gt; Set Scale &gt; check Global option</text:p>
      <text:p text:style-name="P4"/>
      <text:p text:style-name="P4">Bit-depth conversion</text:p>
      <text:p text:style-name="P4"><text:tab/>Open image: MEF_Phalloidin_staining.tif</text:p>
      <text:p text:style-name="P12">Image &gt; Type &gt; 8-bit</text:p>
      <text:p text:style-name="P5">Open the same image again</text:p>
      <text:p text:style-name="P5"><text:soft-page-break/><text:tab/>Edit &gt; Options &gt; Conversions… uncheck “Scale when converting”</text:p>
      <text:p text:style-name="P5"><text:tab/>Image &gt; Type &gt; 8-bit</text:p>
      <text:p text:style-name="P4"><text:tab/>compare the two results</text:p>
      <text:p text:style-name="Standard"/>
      <text:p text:style-name="Standard"><text:span text:style-name="T2">5. Handling images </text:span>(Time: 10 min)</text:p>
      <text:p text:style-name="P4">Working with multidimensional images (Channels, time series)</text:p>
      <text:p text:style-name="P6">Open image: Rat_Hippocampal_Neuron.tif</text:p>
      <text:p text:style-name="P6">Image &gt; Color &gt; Channels Tool… (Shift + Z)</text:p>
      <text:p text:style-name="P6">Different display modes – composite, color grayscale</text:p>
      <text:p text:style-name="P1"/>
      <text:p text:style-name="P1">Making substack</text:p>
      <text:p text:style-name="P1"><text:tab/>Difference between <text:span text:style-name="T5">Duplicate</text:span> and <text:span text:style-name="T5">Make Substack</text:span> commands</text:p>
      <text:p text:style-name="P6">Open image: mitosis.tif, extract z=4 using Image &gt; Duplicate</text:p>
      <text:p text:style-name="P6">Can not reverse the channel order or extract specific frames (e.g. 5,10,15) using Duplicate. Instead use: Image &gt; Stacks &gt; Tools &gt; Make Substack…</text:p>
      <text:p text:style-name="Standard"/>
      <text:p text:style-name="Standard"><text:span text:style-name="T2">6. Quantifying images</text:span> (Time: 15 min)</text:p>
      <text:p text:style-name="P1">Open image: mitosis.tif</text:p>
      <text:p text:style-name="P1">Line profile (K), Live view, click on List to get values and plot elsewhere</text:p>
      <text:p text:style-name="P1">Plot Z axis profile (Image &gt; Stacks &gt; Plot Z-axis Profile)</text:p>
      <text:p text:style-name="P1">Intensity measurements</text:p>
      <text:p text:style-name="P1"><text:tab/>Analyze &gt; Measure (M)</text:p>
      <text:p text:style-name="P1"><text:soft-page-break/><text:tab/>Analyze &gt; Set Measurements…</text:p>
      <text:p text:style-name="Standard"/>
      <text:p text:style-name="Standard"><text:span text:style-name="T2">7. Segmentation, image processing filters and Deep Learning </text:span>(Time: 30 min)</text:p>
      <text:p text:style-name="Standard"><text:tab/>Open image: Dot_Blot.tif</text:p>
      <text:p text:style-name="P1"/>
      <text:p text:style-name="P1">(a) Try Global threshold: Image &gt; Adjust &gt; Threshold…</text:p>
      <text:p text:style-name="P1"/>
      <text:p text:style-name="P1">(b) Try Local threshold: <text:s/>Image &gt; Adjust &gt; Auto Local Threshold</text:p>
      <text:p text:style-name="P1"><text:tab/>Otsu gives the best result so far.</text:p>
      <text:p text:style-name="P1"><text:tab/>need to filter detections out: Analyze &gt; Analyze Particles…</text:p>
      <text:p text:style-name="P1"><text:tab/><text:tab/>area: 400-700; circularity: 0.6-1</text:p>
      <text:p text:style-name="P1"><text:tab/><text:tab/>gives pretty good results. Add ROIs as overlay. Image &gt; Overlay &gt; From ROI Manager</text:p>
      <text:p text:style-name="P12">Save image.</text:p>
      <text:p text:style-name="P1">(c) Try Gaussian blur (radius =2 ) before running Auto Local Threshold and Analyze Particles.</text:p>
      <text:p text:style-name="Standard"><text:tab/>Compare results.</text:p>
      <text:p text:style-name="P1"/>
      <text:p text:style-name="P1">(d) Use Deep learning method - StarDist</text:p>
      <text:p text:style-name="Standard"><text:tab/>Need to have the following Update sites checked (Help &gt; Update…)</text:p>
      <text:list xml:id="list4189544195" text:style-name="WWNum5">
        <text:list-item>
          <text:p text:style-name="P11">CSBDeep</text:p>
        </text:list-item>
        <text:list-item>
          <text:p text:style-name="P11">StarDist</text:p>
        </text:list-item>
      </text:list>
      <text:p text:style-name="Standard"><text:tab/>Run Plugins &gt; StarDist/StarDist 2D</text:p>
      <text:p text:style-name="Standard"><text:soft-page-break/><text:tab/>Model: Versatile (fluorescent nuclei), accept all default values</text:p>
      <text:p text:style-name="Standard"><text:tab/>Press OK.</text:p>
      <text:p text:style-name="Standard"><text:tab/>Compare results with (c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24" meta:word-count="942" meta:character-count="5871" meta:non-whitespace-character-count="4887"/>
    <meta:generator>LibreOfficeDev/6.0.5.2$Linux_X86_64 LibreOffice_project/</meta:generator>
  </office:meta>
</office:document-meta>
</file>